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60.44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llsor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lls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am. Caso (n)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  <table:table-cell table:number-columns-repeated="1020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90" calcext:value-type="float">
            <text:p>490</text:p>
          </table:table-cell>
          <table:table-cell table:style-name="ce2" table:formula="of:=[.B2]/([.A2]^2)" office:value-type="float" office:value="0.0001225" calcext:value-type="float">
            <text:p>0.0001225</text:p>
          </table:table-cell>
          <table:table-cell table:style-name="ce2" table:formula="of:=([.A2]^2)*[.C$27]" office:value-type="float" office:value="74.11664188" calcext:value-type="float">
            <text:p>74.11664188</text:p>
          </table:table-cell>
          <table:table-cell table:number-columns-repeated="1020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formula="of:=[.B3]/([.A3]^2)" office:value-type="float" office:value="0.000045" calcext:value-type="float">
            <text:p>4.5E-05</text:p>
          </table:table-cell>
          <table:table-cell table:style-name="ce2" table:formula="of:=([.A3]^2)*[.C$27]" office:value-type="float" office:value="296.46656752" calcext:value-type="float">
            <text:p>296.46656752</text:p>
          </table:table-cell>
          <table:table-cell table:number-columns-repeated="1020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table:formula="of:=[.B4]/([.A4]^2)" office:value-type="float" office:value="0.0000355" calcext:value-type="float">
            <text:p>3.55E-05</text:p>
          </table:table-cell>
          <table:table-cell table:style-name="ce2" table:formula="of:=([.A4]^2)*[.C$27]" office:value-type="float" office:value="667.04977692" calcext:value-type="float">
            <text:p>667.04977692</text:p>
          </table:table-cell>
          <table:table-cell table:number-columns-repeated="1020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table:formula="of:=[.B5]/([.A5]^2)" office:value-type="float" office:value="0.000032375" calcext:value-type="float">
            <text:p>3.2375E-05</text:p>
          </table:table-cell>
          <table:table-cell table:style-name="ce2" table:formula="of:=([.A5]^2)*[.C$27]" office:value-type="float" office:value="1185.86627008" calcext:value-type="float">
            <text:p>1185.86627008</text:p>
          </table:table-cell>
          <table:table-cell>
            <draw:frame table:end-cell-address="shellsort.L24" table:end-x="8.93pt" table:end-y="7.48pt" draw:z-index="0" draw:name="Chart 1" draw:style-name="gr1" draw:text-style-name="P1" svg:width="374.23pt" svg:height="239.98pt" svg:x="2.24pt" svg:y="9.75pt">
              <draw:object draw:notify-on-update-of-ranges="shellsort.A2:shellsort.A31 shellsort.B2:shellsort.B31 shellsort.D2:shellsort.D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64" calcext:value-type="float">
            <text:p>2064</text:p>
          </table:table-cell>
          <table:table-cell table:style-name="ce2" table:formula="of:=[.B6]/([.A6]^2)" office:value-type="float" office:value="0.00002064" calcext:value-type="float">
            <text:p>2.064E-05</text:p>
          </table:table-cell>
          <table:table-cell table:style-name="ce2" table:formula="of:=([.A6]^2)*[.C$27]" office:value-type="float" office:value="1852.916047" calcext:value-type="float">
            <text:p>1852.916047</text:p>
          </table:table-cell>
          <table:table-cell table:number-columns-repeated="1020"/>
        </table:table-row>
        <table:table-row table:style-name="ro1"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2474" calcext:value-type="float">
            <text:p>2474</text:p>
          </table:table-cell>
          <table:table-cell table:style-name="ce2" table:formula="of:=[.B7]/([.A7]^2)" office:value-type="float" office:value="0.0000171805555555556" calcext:value-type="float">
            <text:p>1.71805555555556E-05</text:p>
          </table:table-cell>
          <table:table-cell table:style-name="ce2" table:formula="of:=([.A7]^2)*[.C$27]" office:value-type="float" office:value="2668.19910768" calcext:value-type="float">
            <text:p>2668.19910768</text:p>
          </table:table-cell>
          <table:table-cell table:number-columns-repeated="1020"/>
        </table:table-row>
        <table:table-row table:style-name="ro1"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3648" calcext:value-type="float">
            <text:p>3648</text:p>
          </table:table-cell>
          <table:table-cell table:style-name="ce2" table:formula="of:=[.B8]/([.A8]^2)" office:value-type="float" office:value="0.0000186122448979592" calcext:value-type="float">
            <text:p>1.86122448979592E-05</text:p>
          </table:table-cell>
          <table:table-cell table:style-name="ce2" table:formula="of:=([.A8]^2)*[.C$27]" office:value-type="float" office:value="3631.71545212" calcext:value-type="float">
            <text:p>3631.71545212</text:p>
          </table:table-cell>
          <table:table-cell table:number-columns-repeated="1020"/>
        </table:table-row>
        <table:table-row table:style-name="ro1"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4238" calcext:value-type="float">
            <text:p>4238</text:p>
          </table:table-cell>
          <table:table-cell table:style-name="ce2" table:formula="of:=[.B9]/([.A9]^2)" office:value-type="float" office:value="0.0000165546875" calcext:value-type="float">
            <text:p>1.65546875E-05</text:p>
          </table:table-cell>
          <table:table-cell table:style-name="ce2" table:formula="of:=([.A9]^2)*[.C$27]" office:value-type="float" office:value="4743.46508032" calcext:value-type="float">
            <text:p>4743.46508032</text:p>
          </table:table-cell>
          <table:table-cell table:number-columns-repeated="1020"/>
        </table:table-row>
        <table:table-row table:style-name="ro1">
          <table:table-cell table:style-name="ce2" office:value-type="float" office:value="18000" calcext:value-type="float">
            <text:p>18000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table:formula="of:=[.B10]/([.A10]^2)" office:value-type="float" office:value="0.0000123981481481481" calcext:value-type="float">
            <text:p>1.23981481481481E-05</text:p>
          </table:table-cell>
          <table:table-cell table:style-name="ce2" table:formula="of:=([.A10]^2)*[.C$27]" office:value-type="float" office:value="6003.44799228" calcext:value-type="float">
            <text:p>6003.44799228</text:p>
          </table:table-cell>
          <table:table-cell table:number-columns-repeated="1020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5459" calcext:value-type="float">
            <text:p>5459</text:p>
          </table:table-cell>
          <table:table-cell table:style-name="ce2" table:formula="of:=[.B11]/([.A11]^2)" office:value-type="float" office:value="0.0000136475" calcext:value-type="float">
            <text:p>1.36475E-05</text:p>
          </table:table-cell>
          <table:table-cell table:style-name="ce2" table:formula="of:=([.A11]^2)*[.C$27]" office:value-type="float" office:value="7411.664188" calcext:value-type="float">
            <text:p>7411.664188</text:p>
          </table:table-cell>
          <table:table-cell table:number-columns-repeated="1020"/>
        </table:table-row>
        <table:table-row table:style-name="ro1"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6170" calcext:value-type="float">
            <text:p>6170</text:p>
          </table:table-cell>
          <table:table-cell table:style-name="ce2" table:formula="of:=[.B12]/([.A12]^2)" office:value-type="float" office:value="0.0000127479338842975" calcext:value-type="float">
            <text:p>1.27479338842975E-05</text:p>
          </table:table-cell>
          <table:table-cell table:style-name="ce2" table:formula="of:=([.A12]^2)*[.C$27]" office:value-type="float" office:value="8968.11366748" calcext:value-type="float">
            <text:p>8968.11366748</text:p>
          </table:table-cell>
          <table:table-cell table:number-columns-repeated="1020"/>
        </table:table-row>
        <table:table-row table:style-name="ro1">
          <table:table-cell table:style-name="ce2" office:value-type="float" office:value="24000" calcext:value-type="float">
            <text:p>24000</text:p>
          </table:table-cell>
          <table:table-cell table:style-name="ce2" office:value-type="float" office:value="6831" calcext:value-type="float">
            <text:p>6831</text:p>
          </table:table-cell>
          <table:table-cell table:style-name="ce2" table:formula="of:=[.B13]/([.A13]^2)" office:value-type="float" office:value="0.000011859375" calcext:value-type="float">
            <text:p>1.1859375E-05</text:p>
          </table:table-cell>
          <table:table-cell table:style-name="ce2" table:formula="of:=([.A13]^2)*[.C$27]" office:value-type="float" office:value="10672.79643072" calcext:value-type="float">
            <text:p>10672.79643072</text:p>
          </table:table-cell>
          <table:table-cell table:number-columns-repeated="1020"/>
        </table:table-row>
        <table:table-row table:style-name="ro1">
          <table:table-cell table:style-name="ce2" office:value-type="float" office:value="26000" calcext:value-type="float">
            <text:p>26000</text:p>
          </table:table-cell>
          <table:table-cell table:style-name="ce2" office:value-type="float" office:value="6761" calcext:value-type="float">
            <text:p>6761</text:p>
          </table:table-cell>
          <table:table-cell table:style-name="ce2" table:formula="of:=[.B14]/([.A14]^2)" office:value-type="float" office:value="0.0000100014792899408" calcext:value-type="float">
            <text:p>1.00014792899408E-05</text:p>
          </table:table-cell>
          <table:table-cell table:style-name="ce2" table:formula="of:=([.A14]^2)*[.C$27]" office:value-type="float" office:value="12525.71247772" calcext:value-type="float">
            <text:p>12525.71247772</text:p>
          </table:table-cell>
          <table:table-cell table:number-columns-repeated="1020"/>
        </table:table-row>
        <table:table-row table:style-name="ro1">
          <table:table-cell table:style-name="ce2" office:value-type="float" office:value="28000" calcext:value-type="float">
            <text:p>28000</text:p>
          </table:table-cell>
          <table:table-cell table:style-name="ce2" office:value-type="float" office:value="7998" calcext:value-type="float">
            <text:p>7998</text:p>
          </table:table-cell>
          <table:table-cell table:style-name="ce2" table:formula="of:=[.B15]/([.A15]^2)" office:value-type="float" office:value="0.0000102015306122449" calcext:value-type="float">
            <text:p>1.02015306122449E-05</text:p>
          </table:table-cell>
          <table:table-cell table:style-name="ce2" table:formula="of:=([.A15]^2)*[.C$27]" office:value-type="float" office:value="14526.86180848" calcext:value-type="float">
            <text:p>14526.86180848</text:p>
          </table:table-cell>
          <table:table-cell table:number-columns-repeated="1020"/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7195" calcext:value-type="float">
            <text:p>7195</text:p>
          </table:table-cell>
          <table:table-cell table:style-name="ce2" table:formula="of:=[.B16]/([.A16]^2)" office:value-type="float" office:value="0.00000799444444444445" calcext:value-type="float">
            <text:p>7.99444444444445E-06</text:p>
          </table:table-cell>
          <table:table-cell table:style-name="ce2" table:formula="of:=([.A16]^2)*[.C$27]" office:value-type="float" office:value="16676.244423" calcext:value-type="float">
            <text:p>16676.244423</text:p>
          </table:table-cell>
          <table:table-cell table:number-columns-repeated="1020"/>
        </table:table-row>
        <table:table-row table:style-name="ro1">
          <table:table-cell table:style-name="ce2" office:value-type="float" office:value="32000" calcext:value-type="float">
            <text:p>32000</text:p>
          </table:table-cell>
          <table:table-cell table:style-name="ce2" office:value-type="float" office:value="10046" calcext:value-type="float">
            <text:p>10046</text:p>
          </table:table-cell>
          <table:table-cell table:style-name="ce2" table:formula="of:=[.B17]/([.A17]^2)" office:value-type="float" office:value="0.000009810546875" calcext:value-type="float">
            <text:p>9.810546875E-06</text:p>
          </table:table-cell>
          <table:table-cell table:style-name="ce2" table:formula="of:=([.A17]^2)*[.C$27]" office:value-type="float" office:value="18973.86032128" calcext:value-type="float">
            <text:p>18973.86032128</text:p>
          </table:table-cell>
          <table:table-cell table:number-columns-repeated="1020"/>
        </table:table-row>
        <table:table-row table:style-name="ro1">
          <table:table-cell table:style-name="ce2" office:value-type="float" office:value="34000" calcext:value-type="float">
            <text:p>34000</text:p>
          </table:table-cell>
          <table:table-cell table:style-name="ce2" office:value-type="float" office:value="9160" calcext:value-type="float">
            <text:p>9160</text:p>
          </table:table-cell>
          <table:table-cell table:style-name="ce2" table:formula="of:=[.B18]/([.A18]^2)" office:value-type="float" office:value="0.00000792387543252595" calcext:value-type="float">
            <text:p>7.92387543252595E-06</text:p>
          </table:table-cell>
          <table:table-cell table:style-name="ce2" table:formula="of:=([.A18]^2)*[.C$27]" office:value-type="float" office:value="21419.70950332" calcext:value-type="float">
            <text:p>21419.70950332</text:p>
          </table:table-cell>
          <table:table-cell table:number-columns-repeated="1020"/>
        </table:table-row>
        <table:table-row table:style-name="ro1">
          <table:table-cell table:style-name="ce2" office:value-type="float" office:value="36000" calcext:value-type="float">
            <text:p>36000</text:p>
          </table:table-cell>
          <table:table-cell table:style-name="ce2" office:value-type="float" office:value="9220" calcext:value-type="float">
            <text:p>9220</text:p>
          </table:table-cell>
          <table:table-cell table:style-name="ce2" table:formula="of:=[.B19]/([.A19]^2)" office:value-type="float" office:value="0.0000071141975308642" calcext:value-type="float">
            <text:p>7.1141975308642E-06</text:p>
          </table:table-cell>
          <table:table-cell table:style-name="ce2" table:formula="of:=([.A19]^2)*[.C$27]" office:value-type="float" office:value="24013.79196912" calcext:value-type="float">
            <text:p>24013.79196912</text:p>
          </table:table-cell>
          <table:table-cell table:number-columns-repeated="1020"/>
        </table:table-row>
        <table:table-row table:style-name="ro1">
          <table:table-cell table:style-name="ce2" office:value-type="float" office:value="38000" calcext:value-type="float">
            <text:p>38000</text:p>
          </table:table-cell>
          <table:table-cell table:style-name="ce2" office:value-type="float" office:value="11608" calcext:value-type="float">
            <text:p>11608</text:p>
          </table:table-cell>
          <table:table-cell table:style-name="ce2" table:formula="of:=[.B20]/([.A20]^2)" office:value-type="float" office:value="0.0000080387811634349" calcext:value-type="float">
            <text:p>8.0387811634349E-06</text:p>
          </table:table-cell>
          <table:table-cell table:style-name="ce2" table:formula="of:=([.A20]^2)*[.C$27]" office:value-type="float" office:value="26756.10771868" calcext:value-type="float">
            <text:p>26756.10771868</text:p>
          </table:table-cell>
          <table:table-cell table:number-columns-repeated="1020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4210" calcext:value-type="float">
            <text:p>14210</text:p>
          </table:table-cell>
          <table:table-cell table:style-name="ce2" table:formula="of:=[.B21]/([.A21]^2)" office:value-type="float" office:value="0.00000888125" calcext:value-type="float">
            <text:p>8.88125E-06</text:p>
          </table:table-cell>
          <table:table-cell table:style-name="ce2" table:formula="of:=([.A21]^2)*[.C$27]" office:value-type="float" office:value="29646.656752" calcext:value-type="float">
            <text:p>29646.656752</text:p>
          </table:table-cell>
          <table:table-cell table:number-columns-repeated="1020"/>
        </table:table-row>
        <table:table-row table:style-name="ro1">
          <table:table-cell table:style-name="ce2" office:value-type="float" office:value="42000" calcext:value-type="float">
            <text:p>42000</text:p>
          </table:table-cell>
          <table:table-cell table:style-name="ce2" office:value-type="float" office:value="13048" calcext:value-type="float">
            <text:p>13048</text:p>
          </table:table-cell>
          <table:table-cell table:style-name="ce2" table:formula="of:=[.B22]/([.A22]^2)" office:value-type="float" office:value="0.0000073968253968254" calcext:value-type="float">
            <text:p>7.3968253968254E-06</text:p>
          </table:table-cell>
          <table:table-cell table:style-name="ce2" table:formula="of:=([.A22]^2)*[.C$27]" office:value-type="float" office:value="32685.43906908" calcext:value-type="float">
            <text:p>32685.43906908</text:p>
          </table:table-cell>
          <table:table-cell table:number-columns-repeated="1020"/>
        </table:table-row>
        <table:table-row table:style-name="ro1">
          <table:table-cell table:style-name="ce2" office:value-type="float" office:value="44000" calcext:value-type="float">
            <text:p>44000</text:p>
          </table:table-cell>
          <table:table-cell table:style-name="ce2" office:value-type="float" office:value="13942" calcext:value-type="float">
            <text:p>13942</text:p>
          </table:table-cell>
          <table:table-cell table:style-name="ce2" table:formula="of:=[.B23]/([.A23]^2)" office:value-type="float" office:value="0.00000720144628099174" calcext:value-type="float">
            <text:p>7.20144628099174E-06</text:p>
          </table:table-cell>
          <table:table-cell table:style-name="ce2" table:formula="of:=([.A23]^2)*[.C$27]" office:value-type="float" office:value="35872.45466992" calcext:value-type="float">
            <text:p>35872.45466992</text:p>
          </table:table-cell>
          <table:table-cell table:number-columns-repeated="1020"/>
        </table:table-row>
        <table:table-row table:style-name="ro1">
          <table:table-cell table:style-name="ce2" office:value-type="float" office:value="46000" calcext:value-type="float">
            <text:p>46000</text:p>
          </table:table-cell>
          <table:table-cell table:style-name="ce2" office:value-type="float" office:value="14187" calcext:value-type="float">
            <text:p>14187</text:p>
          </table:table-cell>
          <table:table-cell table:style-name="ce2" table:formula="of:=[.B24]/([.A24]^2)" office:value-type="float" office:value="0.00000670463137996219" calcext:value-type="float">
            <text:p>6.70463137996219E-06</text:p>
          </table:table-cell>
          <table:table-cell table:style-name="ce2" table:formula="of:=([.A24]^2)*[.C$27]" office:value-type="float" office:value="39207.70355452" calcext:value-type="float">
            <text:p>39207.70355452</text:p>
          </table:table-cell>
          <table:table-cell table:number-columns-repeated="1020"/>
        </table:table-row>
        <table:table-row table:style-name="ro1">
          <table:table-cell table:style-name="ce2" office:value-type="float" office:value="48000" calcext:value-type="float">
            <text:p>48000</text:p>
          </table:table-cell>
          <table:table-cell table:style-name="ce2" office:value-type="float" office:value="15780" calcext:value-type="float">
            <text:p>15780</text:p>
          </table:table-cell>
          <table:table-cell table:style-name="ce2" table:formula="of:=[.B25]/([.A25]^2)" office:value-type="float" office:value="0.00000684895833333333" calcext:value-type="float">
            <text:p>6.84895833333333E-06</text:p>
          </table:table-cell>
          <table:table-cell table:style-name="ce2" table:formula="of:=([.A25]^2)*[.C$27]" office:value-type="float" office:value="42691.18572288" calcext:value-type="float">
            <text:p>42691.18572288</text:p>
          </table:table-cell>
          <table:table-cell table:number-columns-repeated="1020"/>
        </table:table-row>
        <table:table-row table:style-name="ro1"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5239" calcext:value-type="float">
            <text:p>15239</text:p>
          </table:table-cell>
          <table:table-cell table:style-name="ce3" table:formula="of:=[.B26]/([.A26]^2)" office:value-type="float" office:value="0.0000060956" calcext:value-type="float">
            <text:p>6.0956E-06</text:p>
          </table:table-cell>
          <table:table-cell table:style-name="ce3" table:formula="of:=([.A26]^2)*[.C$27]" office:value-type="float" office:value="46322.901175" calcext:value-type="float">
            <text:p>46322.9011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K promedio</text:p>
          </table:table-cell>
          <table:table-cell table:style-name="ce5" table:formula="of:=AVERAGE([.C2:.C26])" office:value-type="float" office:value="0.00001852916047" calcext:value-type="float">
            <text:p>1.852916047E-0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6"/>
          <table:table-cell table:number-columns-repeated="1021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llsort" style:display-name="PageStyle_shells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203cm" svg:height="8.467cm" xlink:href=".." xlink:type="simple" chart:class="chart:line" chart:style-name="ch1">
        <chart:legend chart:legend-position="end" svg:x="8.051cm" svg:y="0.495cm" style:legend-expansion="high" chart:style-name="ch2"/>
        <chart:plot-area chart:style-name="ch3" table:cell-range-address="shellsort.A2:shellsort.B31 shellsort.D2:shellsort.D31" chart:data-source-has-labels="both" svg:x="1.389cm" svg:y="0.355cm" svg:width="10.953cm" svg:height="6.325cm">
          <chartooo:coordinate-region svg:x="2.566cm" svg:y="0.355cm" svg:width="9.776cm" svg:height="4.941cm"/>
          <chart:axis chart:dimension="x" chart:name="primary-x" chart:style-name="ch4" chartooo:axis-type="text">
            <chart:categories table:cell-range-address="shellsort.A2:shellsort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llsort.B2:shellsort.B31" loext:label-string="&quot;Tiempo (us)&quot;" chart:class="chart:line">
            <chart:data-point chart:repeated="30"/>
          </chart:series>
          <chart:series chart:style-name="ch8" chart:values-cell-range-address="shellsort.D2:shellsort.D31" loext:label-string="&quot;Tiempo teórico estimado= K*f(n)&quot;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us)</text:p>
              </table:table-cell>
              <table:table-cell office:value-type="string">
                <text:p>Tiempo teórico estimado= K*f(n)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llsort.A2:shellsort.A31</svg:desc>
                </draw:g>
              </table:table-cell>
              <table:table-cell office:value-type="float" office:value="490">
                <text:p>490</text:p>
                <draw:g>
                  <svg:desc>shellsort.B2:shellsort.B31</svg:desc>
                </draw:g>
              </table:table-cell>
              <table:table-cell office:value-type="float" office:value="74.11664188">
                <text:p>74.11664188</text:p>
                <draw:g>
                  <svg:desc>shellsort.D2:shellsort.D31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20">
                <text:p>720</text:p>
              </table:table-cell>
              <table:table-cell office:value-type="float" office:value="296.46656752">
                <text:p>296.4665675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278">
                <text:p>1278</text:p>
              </table:table-cell>
              <table:table-cell office:value-type="float" office:value="667.04977692">
                <text:p>667.049776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072">
                <text:p>2072</text:p>
              </table:table-cell>
              <table:table-cell office:value-type="float" office:value="1185.86627008">
                <text:p>1185.866270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64">
                <text:p>2064</text:p>
              </table:table-cell>
              <table:table-cell office:value-type="float" office:value="1852.916047">
                <text:p>1852.91604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74">
                <text:p>2474</text:p>
              </table:table-cell>
              <table:table-cell office:value-type="float" office:value="2668.19910768">
                <text:p>2668.199107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648">
                <text:p>3648</text:p>
              </table:table-cell>
              <table:table-cell office:value-type="float" office:value="3631.71545212">
                <text:p>3631.7154521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38">
                <text:p>4238</text:p>
              </table:table-cell>
              <table:table-cell office:value-type="float" office:value="4743.46508032">
                <text:p>4743.4650803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4017">
                <text:p>4017</text:p>
              </table:table-cell>
              <table:table-cell office:value-type="float" office:value="6003.44799228">
                <text:p>6003.4479922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459">
                <text:p>5459</text:p>
              </table:table-cell>
              <table:table-cell office:value-type="float" office:value="7411.664188">
                <text:p>7411.664188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6170">
                <text:p>6170</text:p>
              </table:table-cell>
              <table:table-cell office:value-type="float" office:value="8968.11366748">
                <text:p>8968.1136674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831">
                <text:p>6831</text:p>
              </table:table-cell>
              <table:table-cell office:value-type="float" office:value="10672.79643072">
                <text:p>10672.7964307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6761">
                <text:p>6761</text:p>
              </table:table-cell>
              <table:table-cell office:value-type="float" office:value="12525.71247772">
                <text:p>12525.7124777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7998">
                <text:p>7998</text:p>
              </table:table-cell>
              <table:table-cell office:value-type="float" office:value="14526.86180848">
                <text:p>14526.8618084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195">
                <text:p>7195</text:p>
              </table:table-cell>
              <table:table-cell office:value-type="float" office:value="16676.244423">
                <text:p>16676.24442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0046">
                <text:p>10046</text:p>
              </table:table-cell>
              <table:table-cell office:value-type="float" office:value="18973.86032128">
                <text:p>18973.86032128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9160">
                <text:p>9160</text:p>
              </table:table-cell>
              <table:table-cell office:value-type="float" office:value="21419.70950332">
                <text:p>21419.7095033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220">
                <text:p>9220</text:p>
              </table:table-cell>
              <table:table-cell office:value-type="float" office:value="24013.79196912">
                <text:p>24013.7919691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1608">
                <text:p>11608</text:p>
              </table:table-cell>
              <table:table-cell office:value-type="float" office:value="26756.10771868">
                <text:p>26756.1077186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4210">
                <text:p>14210</text:p>
              </table:table-cell>
              <table:table-cell office:value-type="float" office:value="29646.656752">
                <text:p>29646.65675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3048">
                <text:p>13048</text:p>
              </table:table-cell>
              <table:table-cell office:value-type="float" office:value="32685.43906908">
                <text:p>32685.4390690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3942">
                <text:p>13942</text:p>
              </table:table-cell>
              <table:table-cell office:value-type="float" office:value="35872.45466992">
                <text:p>35872.45466992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4187">
                <text:p>14187</text:p>
              </table:table-cell>
              <table:table-cell office:value-type="float" office:value="39207.70355452">
                <text:p>39207.7035545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5780">
                <text:p>15780</text:p>
              </table:table-cell>
              <table:table-cell office:value-type="float" office:value="42691.18572288">
                <text:p>42691.1857228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5239">
                <text:p>15239</text:p>
              </table:table-cell>
              <table:table-cell office:value-type="float" office:value="46322.901175">
                <text:p>46322.901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